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20000000200C9C8459C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507cm" svg:height="2.507cm" svg:x="1.606cm" svg:y="6.342cm">
          <draw:image xlink:href="Pictures/100000010000020000000200C9C8459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06:11:49.701746543</meta:creation-date>
    <dc:date>2024-02-27T06:14:24.958727688</dc:date>
    <meta:editing-duration>PT2M36S</meta:editing-duration>
    <meta:editing-cycles>1</meta:editing-cycles>
    <meta:document-statistic meta:object-count="24"/>
    <meta:generator>LibreOffice/7.6.4.1$MacOSX_X86_64 LibreOffice_project/e19e193f88cd6c0525a17fb7a176ed8e6a3e2aa1</meta:generator>
  </office:meta>
</office:document-meta>
</file>